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X without using more than Y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X without crossing into the right half of the battlefield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X without being on the ground for more than Y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Medical Ethics [m]</text:p>
          </table:table-cell>
          <table:table-cell office:value-type="string" calcext:value-type="string">
            <text:p>Defeat X without healing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X without using more than X card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X without reloading more than X cards outside of reloading via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X without accumulating more than X Dark Points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Defeat Ansem on Floor B1 without ever having upgraded HP or AP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Periodic Sin [m]</text:p>
          </table:table-cell>
          <table:table-cell office:value-type="string" calcext:value-type="string">
            <text:p>Defeat X without activating Dark Mode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1" table:display-filter-buttons="true" table:orientation="column">
          <table:filter>
            <table:filter-and>
              <table:filter-condition table:field-number="0" table:value="Concept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3:32:45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18T01:28:03.492000000</dc:date>
    <meta:editing-duration>P2DT1H36M11S</meta:editing-duration>
    <meta:editing-cycles>213</meta:editing-cycles>
    <meta:document-statistic meta:table-count="2" meta:cell-count="4657" meta:object-count="0"/>
  </office:meta>
</office:document-meta>
</file>